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2*1.16^[.A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*1.16^[.A2]" office:value-type="float" office:value="13.92" calcext:value-type="float">
            <text:p>13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*1.16^[.A3]" office:value-type="float" office:value="16.1472" calcext:value-type="float">
            <text:p>16.1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*1.16^[.A4]" office:value-type="float" office:value="18.730752" calcext:value-type="float">
            <text:p>18.730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*1.16^[.A5]" office:value-type="float" office:value="21.72767232" calcext:value-type="float">
            <text:p>21.72767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2*1.16^[.A6]" office:value-type="float" office:value="25.2040998912" calcext:value-type="float">
            <text:p>25.20409989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*1.16^[.A7]" office:value-type="float" office:value="29.236755873792" calcext:value-type="float">
            <text:p>29.236755873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2*1.16^[.A8]" office:value-type="float" office:value="33.9146368135987" calcext:value-type="float">
            <text:p>33.9146368135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2*1.16^[.A9]" office:value-type="float" office:value="39.3409787037745" calcext:value-type="float">
            <text:p>39.3409787037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*1.16^[.A10]" office:value-type="float" office:value="45.6355352963784" calcext:value-type="float">
            <text:p>45.6355352963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2*1.16^[.A11]" office:value-type="float" office:value="52.937220943799" calcext:value-type="float">
            <text:p>52.937220943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21:58.375000000</meta:creation-date>
    <dc:date>2021-06-03T22:33:41.976000000</dc:date>
    <meta:editing-duration>PT1M33S</meta:editing-duration>
    <meta:editing-cycles>1</meta:editing-cycles>
    <meta:document-statistic meta:table-count="1" meta:cell-count="22" meta:object-count="0"/>
    <meta:generator>LibreOffice/6.2.8.2$Windows_X86_64 LibreOffice_project/f82ddfca21ebc1e222a662a32b25c0c9d20169ee</meta:generator>
  </office:meta>
</office:document-meta>
</file>